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四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273" calcext:value-type="float">
            <text:p><text:s text:c="3"/>147,273</text:p>
          </table:table-cell>
          <table:table-cell table:style-name="ce31" office:value-type="float" office:value="7420041" calcext:value-type="float">
            <text:p><text:s text:c="3"/>7,420,041</text:p>
          </table:table-cell>
          <table:table-cell table:style-name="ce41" table:formula="of:=[.H15]+[.I15]" office:value-type="float" office:value="22886902" calcext:value-type="float">
            <text:p><text:s text:c="3"/>22,886,902</text:p>
          </table:table-cell>
          <table:table-cell table:style-name="ce31" office:value-type="float" office:value="11588010" calcext:value-type="float">
            <text:p><text:s text:c="3"/>11,588,010</text:p>
          </table:table-cell>
          <table:table-cell table:style-name="ce31" office:value-type="float" office:value="11298892" calcext:value-type="float">
            <text:p><text:s text:c="3"/>11,298,892</text:p>
          </table:table-cell>
          <table:table-cell table:style-name="ce52" table:formula="of:=ROUND([.H15]/[.I15]*100;0)" office:value-type="float" office:value="103" calcext:value-type="float">
            <text:p><text:s text:c="3"/>103</text:p>
          </table:table-cell>
          <table:table-cell table:style-name="ce52" table:formula="of:=ROUND([.G15]/[.B15];0)" office:value-type="float" office:value="632" calcext:value-type="float">
            <text:p><text:s text:c="3"/>632</text:p>
          </table:table-cell>
          <table:table-cell table:style-name="ce65" table:formula="of:=ROUND([.G15]/[.F15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3" calcext:value-type="float">
            <text:p><text:s text:c="3"/>147,323</text:p>
          </table:table-cell>
          <table:table-cell table:style-name="ce31" office:value-type="float" office:value="7433196" calcext:value-type="float">
            <text:p><text:s text:c="3"/>7,433,196</text:p>
          </table:table-cell>
          <table:table-cell table:style-name="ce41" table:formula="of:=[.H16]+[.I16]" office:value-type="float" office:value="22894283" calcext:value-type="float">
            <text:p><text:s text:c="3"/>22,894,283</text:p>
          </table:table-cell>
          <table:table-cell table:style-name="ce31" office:value-type="float" office:value="11589667" calcext:value-type="float">
            <text:p><text:s text:c="3"/>11,589,667</text:p>
          </table:table-cell>
          <table:table-cell table:style-name="ce31" office:value-type="float" office:value="11304616" calcext:value-type="float">
            <text:p><text:s text:c="3"/>11,304,616</text:p>
          </table:table-cell>
          <table:table-cell table:style-name="ce52" table:formula="of:=ROUND([.H16]/[.I16]*100;0)" office:value-type="float" office:value="103" calcext:value-type="float">
            <text:p><text:s text:c="3"/>103</text:p>
          </table:table-cell>
          <table:table-cell table:style-name="ce52" table:formula="of:=ROUND([.G16]/[.B16];0)" office:value-type="float" office:value="633" calcext:value-type="float">
            <text:p><text:s text:c="3"/>633</text:p>
          </table:table-cell>
          <table:table-cell table:style-name="ce65" table:formula="of:=ROUND([.G16]/[.F16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6" calcext:value-type="float">
            <text:p><text:s text:c="3"/>147,326</text:p>
          </table:table-cell>
          <table:table-cell table:style-name="ce31" office:value-type="float" office:value="7445056" calcext:value-type="float">
            <text:p><text:s text:c="3"/>7,445,056</text:p>
          </table:table-cell>
          <table:table-cell table:style-name="ce41" table:formula="of:=[.H17]+[.I17]" office:value-type="float" office:value="22901897" calcext:value-type="float">
            <text:p><text:s text:c="3"/>22,901,897</text:p>
          </table:table-cell>
          <table:table-cell table:style-name="ce31" office:value-type="float" office:value="11591823" calcext:value-type="float">
            <text:p><text:s text:c="3"/>11,591,823</text:p>
          </table:table-cell>
          <table:table-cell table:style-name="ce31" office:value-type="float" office:value="11310074" calcext:value-type="float">
            <text:p><text:s text:c="3"/>11,310,074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3" calcext:value-type="float">
            <text:p><text:s text:c="3"/>633</text:p>
          </table:table-cell>
          <table:table-cell table:style-name="ce65" table:formula="of:=ROUND([.G17]/[.F17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1" calcext:value-type="float">
            <text:p><text:s text:c="3"/>147,321</text:p>
          </table:table-cell>
          <table:table-cell table:style-name="ce31" office:value-type="float" office:value="7457026" calcext:value-type="float">
            <text:p><text:s text:c="3"/>7,457,026</text:p>
          </table:table-cell>
          <table:table-cell table:style-name="ce41" table:formula="of:=[.H18]+[.I18]" office:value-type="float" office:value="22911292" calcext:value-type="float">
            <text:p><text:s text:c="3"/>22,911,292</text:p>
          </table:table-cell>
          <table:table-cell table:style-name="ce31" office:value-type="float" office:value="11594232" calcext:value-type="float">
            <text:p><text:s text:c="3"/>11,594,232</text:p>
          </table:table-cell>
          <table:table-cell table:style-name="ce31" office:value-type="float" office:value="11317060" calcext:value-type="float">
            <text:p><text:s text:c="3"/>11,317,060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3" calcext:value-type="float">
            <text:p><text:s text:c="3"/>633</text:p>
          </table:table-cell>
          <table:table-cell table:style-name="ce65" table:formula="of:=ROUND([.G18]/[.F18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19]+[.I19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3" calcext:value-type="float">
            <text:p><text:s text:c="3"/>633</text:p>
          </table:table-cell>
          <table:table-cell table:style-name="ce65" table:formula="of:=ROUND([.G19]/[.F19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20]+[.I20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20]/[.I20]*100;0)" office:value-type="float" office:value="102" calcext:value-type="float">
            <text:p><text:s text:c="3"/>102</text:p>
          </table:table-cell>
          <table:table-cell table:style-name="ce52" table:formula="of:=ROUND([.G20]/[.B20];0)" office:value-type="float" office:value="634" calcext:value-type="float">
            <text:p><text:s text:c="3"/>634</text:p>
          </table:table-cell>
          <table:table-cell table:style-name="ce65" table:formula="of:=ROUND([.G20]/[.F20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21]+[.I21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21]/[.I21]*100;0)" office:value-type="float" office:value="102" calcext:value-type="float">
            <text:p><text:s text:c="3"/>102</text:p>
          </table:table-cell>
          <table:table-cell table:style-name="ce52" table:formula="of:=ROUND([.G21]/[.B21];0)" office:value-type="float" office:value="634" calcext:value-type="float">
            <text:p><text:s text:c="3"/>634</text:p>
          </table:table-cell>
          <table:table-cell table:style-name="ce65" table:formula="of:=ROUND([.G21]/[.F21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22]+[.I22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22]/[.I22]*100;0)" office:value-type="float" office:value="102" calcext:value-type="float">
            <text:p><text:s text:c="3"/>102</text:p>
          </table:table-cell>
          <table:table-cell table:style-name="ce52" table:formula="of:=ROUND([.G22]/[.B22];0)" office:value-type="float" office:value="634" calcext:value-type="float">
            <text:p><text:s text:c="3"/>634</text:p>
          </table:table-cell>
          <table:table-cell table:style-name="ce65" table:formula="of:=ROUND([.G22]/[.F22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23]+[.I23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23]/[.I23]*100;0)" office:value-type="float" office:value="102" calcext:value-type="float">
            <text:p><text:s text:c="3"/>102</text:p>
          </table:table-cell>
          <table:table-cell table:style-name="ce52" table:formula="of:=ROUND([.G23]/[.B23];0)" office:value-type="float" office:value="634" calcext:value-type="float">
            <text:p><text:s text:c="3"/>634</text:p>
          </table:table-cell>
          <table:table-cell table:style-name="ce65" table:formula="of:=ROUND([.G23]/[.F23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5]+[.I25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5" calcext:value-type="float">
            <text:p><text:s text:c="3"/>635</text:p>
          </table:table-cell>
          <table:table-cell table:style-name="ce66" table:formula="of:=ROUND([.G25]/[.F25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6]+[.I26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5" calcext:value-type="float">
            <text:p><text:s text:c="3"/>635</text:p>
          </table:table-cell>
          <table:table-cell table:style-name="ce66" table:formula="of:=ROUND([.G26]/[.F26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7]+[.I27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5" calcext:value-type="float">
            <text:p><text:s text:c="3"/>635</text:p>
          </table:table-cell>
          <table:table-cell table:style-name="ce66" table:formula="of:=ROUND([.G27]/[.F27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四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490" calcext:value-type="float">
            <text:p><text:s text:c="3"/>147,490</text:p>
          </table:table-cell>
          <table:table-cell table:style-name="ce33" office:value-type="float" office:value="7545954" calcext:value-type="float">
            <text:p><text:s text:c="3"/>7,545,954</text:p>
          </table:table-cell>
          <table:table-cell table:style-name="ce43" table:formula="of:=[.H28]+[.I28]" office:value-type="float" office:value="22983286" calcext:value-type="float">
            <text:p><text:s text:c="3"/>22,983,286</text:p>
          </table:table-cell>
          <table:table-cell table:style-name="ce33" office:value-type="float" office:value="11613900" calcext:value-type="float">
            <text:p><text:s text:c="3"/>11,613,900</text:p>
          </table:table-cell>
          <table:table-cell table:style-name="ce33" office:value-type="float" office:value="11369386" calcext:value-type="float">
            <text:p><text:s text:c="3"/>11,369,386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5" calcext:value-type="float">
            <text:p><text:s text:c="3"/>635</text:p>
          </table:table-cell>
          <table:table-cell table:style-name="ce66" table:formula="of:=ROUND([.G28]/[.F2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47345406150482" calcext:value-type="float">
            <text:p><text:s/>0.15</text:p>
          </table:table-cell>
          <table:table-cell table:style-name="ce23" table:formula="of:=([.F28]-[.F15])/[.F15]*100" office:value-type="float" office:value="1.69693132423392" calcext:value-type="float">
            <text:p><text:s/>1.70</text:p>
          </table:table-cell>
          <table:table-cell table:style-name="ce23" table:formula="of:=([.G28]-[.G15])/[.G15]*100" office:value-type="float" office:value="0.421131702316023" calcext:value-type="float">
            <text:p><text:s/>0.42</text:p>
          </table:table-cell>
          <table:table-cell table:style-name="ce23" table:formula="of:=([.H28]-[.H15])/[.H15]*100" office:value-type="float" office:value="0.223420587313956" calcext:value-type="float">
            <text:p><text:s/>0.22</text:p>
          </table:table-cell>
          <table:table-cell table:style-name="ce23" table:formula="of:=([.I28]-[.I15])/[.I15]*100" office:value-type="float" office:value="0.623901883476716" calcext:value-type="float">
            <text:p><text:s/>0.62</text:p>
          </table:table-cell>
          <table:table-cell table:style-name="ce23" table:formula="of:=([.J28]-[.J15])/[.J15]*100" office:value-type="float" office:value="-0.970873786407767" calcext:value-type="float">
            <text:p><text:s text:c="3"/>－0.97</text:p>
          </table:table-cell>
          <table:table-cell table:style-name="ce23" table:formula="of:=([.K28]-[.K15])/[.K15]*100" office:value-type="float" office:value="0.474683544303798" calcext:value-type="float">
            <text:p><text:s/>0.47</text:p>
          </table:table-cell>
          <table:table-cell table:style-name="ce67" table:formula="of:=([.L28]-[.L15])/[.L15]*100" office:value-type="float" office:value="-0.974025974025982" calcext:value-type="float">
            <text:p><text:s text:c="3"/>－0.97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461260870155065" calcext:value-type="float">
            <text:p><text:s/>0.05</text:p>
          </table:table-cell>
          <table:table-cell table:style-name="ce24" table:formula="of:=([.F28]-[.F27])/[.F27]*100" office:value-type="float" office:value="0.172614955281137" calcext:value-type="float">
            <text:p><text:s/>0.17</text:p>
          </table:table-cell>
          <table:table-cell table:style-name="ce24" table:formula="of:=([.G28]-[.G27])/[.G27]*100" office:value-type="float" office:value="0.019522342332933" calcext:value-type="float">
            <text:p><text:s/>0.02</text:p>
          </table:table-cell>
          <table:table-cell table:style-name="ce24" table:formula="of:=([.H28]-[.H27])/[.H27]*100" office:value-type="float" office:value="0.00495120906372637" calcext:value-type="float">
            <text:p><text:s/>0.00</text:p>
          </table:table-cell>
          <table:table-cell table:style-name="ce24" table:formula="of:=([.I28]-[.I27])/[.I27]*100" office:value-type="float" office:value="0.0344112322626199" calcext:value-type="float">
            <text:p><text:s/>0.03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4 月 底" calcext:value-type="string" table:number-columns-spanned="12" table:number-rows-spanned="1">
            <text:p><text:s text:c="2"/>中 華 民 國 97 年 4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490" calcext:value-type="float">
            <text:p><text:s text:c="3"/>147,490</text:p>
          </table:table-cell>
          <table:table-cell table:style-name="ce30" table:formula="of:=[.F6]+[.F31]" office:value-type="float" office:value="7545954" calcext:value-type="float">
            <text:p><text:s text:c="3"/>7,545,954</text:p>
          </table:table-cell>
          <table:table-cell table:style-name="ce30" table:formula="of:=[.G6]+[.G31]" office:value-type="float" office:value="22983286" calcext:value-type="float">
            <text:p><text:s text:c="3"/>22,983,286</text:p>
          </table:table-cell>
          <table:table-cell table:style-name="ce28" table:formula="of:=[.H6]+[.H31]" office:value-type="float" office:value="11613900" calcext:value-type="float">
            <text:p><text:s text:c="3"/>11,613,900</text:p>
          </table:table-cell>
          <table:table-cell table:style-name="ce37" table:formula="of:=[.I6]+[.I31]" office:value-type="float" office:value="11369386" calcext:value-type="float">
            <text:p><text:s text:c="3"/>11,369,386</text:p>
          </table:table-cell>
          <table:table-cell table:style-name="ce90" table:formula="of:=[.H5]/[.I5]*100" office:value-type="float" office:value="102.150635047486" calcext:value-type="float">
            <text:p><text:s/>102 </text:p>
          </table:table-cell>
          <table:table-cell table:style-name="ce90" table:formula="of:=[.G5]/[.B5]" office:value-type="float" office:value="635.081524325906" calcext:value-type="float">
            <text:p><text:s/>635 </text:p>
          </table:table-cell>
          <table:table-cell table:style-name="ce97" table:formula="of:=[.G5]/[.F5]" office:value-type="float" office:value="3.04577605429347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597" calcext:value-type="float">
            <text:p><text:s text:c="3"/>146,597</text:p>
          </table:table-cell>
          <table:table-cell table:style-name="ce38" table:formula="of:=[.F7]+[.F29]+[.F30]" office:value-type="float" office:value="7514501" calcext:value-type="float">
            <text:p><text:s text:c="3"/>7,514,501</text:p>
          </table:table-cell>
          <table:table-cell table:style-name="ce38" table:formula="of:=[.G7]+[.G29]+[.G30]" office:value-type="float" office:value="22890532" calcext:value-type="float">
            <text:p><text:s text:c="3"/>22,890,532</text:p>
          </table:table-cell>
          <table:table-cell table:style-name="ce29" table:formula="of:=[.H7]+[.H29]+[.H30]" office:value-type="float" office:value="11564007" calcext:value-type="float">
            <text:p><text:s text:c="3"/>11,564,007</text:p>
          </table:table-cell>
          <table:table-cell table:style-name="ce89" table:formula="of:=[.I7]+[.I29]+[.I30]" office:value-type="float" office:value="11326525" calcext:value-type="float">
            <text:p><text:s text:c="3"/>11,326,525</text:p>
          </table:table-cell>
          <table:table-cell table:style-name="ce90" table:formula="of:=[.H6]/[.I6]*100" office:value-type="float" office:value="102.096688966828" calcext:value-type="float">
            <text:p><text:s/>102 </text:p>
          </table:table-cell>
          <table:table-cell table:style-name="ce90" table:formula="of:=[.G6]/[.B6]" office:value-type="float" office:value="635.738986514076" calcext:value-type="float">
            <text:p><text:s/>636 </text:p>
          </table:table-cell>
          <table:table-cell table:style-name="ce97" table:formula="of:=[.G6]/[.F6]" office:value-type="float" office:value="3.04618124343852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692" calcext:value-type="float">
            <text:p><text:s text:c="3"/>128,692</text:p>
          </table:table-cell>
          <table:table-cell table:style-name="ce38" table:formula="of:=SUM([.F8:.F28])" office:value-type="float" office:value="6001384" calcext:value-type="float">
            <text:p><text:s text:c="3"/>6,001,384</text:p>
          </table:table-cell>
          <table:table-cell table:style-name="ce38" table:formula="of:=SUM([.G8:.G28])" office:value-type="float" office:value="18737223" calcext:value-type="float">
            <text:p><text:s text:c="3"/>18,737,223</text:p>
          </table:table-cell>
          <table:table-cell table:style-name="ce29" table:formula="of:=SUM([.H8:.H28])" office:value-type="float" office:value="9529835" calcext:value-type="float">
            <text:p><text:s text:c="3"/>9,529,835</text:p>
          </table:table-cell>
          <table:table-cell table:style-name="ce89" table:formula="of:=SUM([.I8:.I28])" office:value-type="float" office:value="9207388" calcext:value-type="float">
            <text:p><text:s text:c="3"/>9,207,388</text:p>
          </table:table-cell>
          <table:table-cell table:style-name="ce90" table:formula="of:=[.H7]/[.I7]*100" office:value-type="float" office:value="103.50204640013" calcext:value-type="float">
            <text:p><text:s/>104 </text:p>
          </table:table-cell>
          <table:table-cell table:style-name="ce90" table:formula="of:=[.G7]/[.B7]" office:value-type="float" office:value="526.610695823001" calcext:value-type="float">
            <text:p><text:s/>527 </text:p>
          </table:table-cell>
          <table:table-cell table:style-name="ce97" table:formula="of:=[.G7]/[.F7]" office:value-type="float" office:value="3.12215032399193" calcext:value-type="float">
            <text:p><text:s/>3.1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83" calcext:value-type="float">
            <text:p><text:s text:c="3"/>21,683</text:p>
          </table:table-cell>
          <table:table-cell table:style-name="ce31" office:value-type="float" office:value="1315725" calcext:value-type="float">
            <text:p><text:s text:c="3"/>1,315,725</text:p>
          </table:table-cell>
          <table:table-cell table:style-name="ce31" table:formula="of:=[.H8]+[.I8]" office:value-type="float" office:value="3806380" calcext:value-type="float">
            <text:p><text:s text:c="3"/>3,806,380</text:p>
          </table:table-cell>
          <table:table-cell table:style-name="ce31" office:value-type="float" office:value="1902124" calcext:value-type="float">
            <text:p><text:s text:c="3"/>1,902,124</text:p>
          </table:table-cell>
          <table:table-cell table:style-name="ce31" office:value-type="float" office:value="1904256" calcext:value-type="float">
            <text:p><text:s text:c="3"/>1,904,256</text:p>
          </table:table-cell>
          <table:table-cell table:style-name="ce91" table:formula="of:=[.H8]/[.I8]*100" office:value-type="float" office:value="99.888040263494" calcext:value-type="float">
            <text:p><text:s/>100 </text:p>
          </table:table-cell>
          <table:table-cell table:style-name="ce91" table:formula="of:=[.G8]/[.B8]" office:value-type="float" office:value="1854.44887125958" calcext:value-type="float">
            <text:p><text:s/>1,854 </text:p>
          </table:table-cell>
          <table:table-cell table:style-name="ce98" table:formula="of:=[.G8]/[.F8]" office:value-type="float" office:value="2.89299055653727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7697" calcext:value-type="float">
            <text:p><text:s text:c="3"/>147,697</text:p>
          </table:table-cell>
          <table:table-cell table:style-name="ce31" table:formula="of:=[.H9]+[.I9]" office:value-type="float" office:value="460992" calcext:value-type="float">
            <text:p><text:s text:c="3"/>460,992</text:p>
          </table:table-cell>
          <table:table-cell table:style-name="ce31" office:value-type="float" office:value="236000" calcext:value-type="float">
            <text:p><text:s text:c="3"/>236,000</text:p>
          </table:table-cell>
          <table:table-cell table:style-name="ce31" office:value-type="float" office:value="224992" calcext:value-type="float">
            <text:p><text:s text:c="3"/>224,992</text:p>
          </table:table-cell>
          <table:table-cell table:style-name="ce91" table:formula="of:=[.H9]/[.I9]*100" office:value-type="float" office:value="104.89261840421" calcext:value-type="float">
            <text:p><text:s/>105 </text:p>
          </table:table-cell>
          <table:table-cell table:style-name="ce91" table:formula="of:=[.G9]/[.B9]" office:value-type="float" office:value="215.052529474487" calcext:value-type="float">
            <text:p><text:s/>215 </text:p>
          </table:table-cell>
          <table:table-cell table:style-name="ce98" table:formula="of:=[.G9]/[.F9]" office:value-type="float" office:value="3.12120083684841" calcext:value-type="float">
            <text:p><text:s/>3.1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23855" calcext:value-type="float">
            <text:p><text:s text:c="3"/>623,855</text:p>
          </table:table-cell>
          <table:table-cell table:style-name="ce31" table:formula="of:=[.H10]+[.I10]" office:value-type="float" office:value="1941878" calcext:value-type="float">
            <text:p><text:s text:c="3"/>1,941,878</text:p>
          </table:table-cell>
          <table:table-cell table:style-name="ce31" office:value-type="float" office:value="984386" calcext:value-type="float">
            <text:p><text:s text:c="3"/>984,386</text:p>
          </table:table-cell>
          <table:table-cell table:style-name="ce31" office:value-type="float" office:value="957492" calcext:value-type="float">
            <text:p><text:s text:c="3"/>957,492</text:p>
          </table:table-cell>
          <table:table-cell table:style-name="ce91" table:formula="of:=[.H10]/[.I10]*100" office:value-type="float" office:value="102.808796313703" calcext:value-type="float">
            <text:p><text:s/>103 </text:p>
          </table:table-cell>
          <table:table-cell table:style-name="ce91" table:formula="of:=[.G10]/[.B10]" office:value-type="float" office:value="1590.45959143424" calcext:value-type="float">
            <text:p><text:s/>1,590 </text:p>
          </table:table-cell>
          <table:table-cell table:style-name="ce98" table:formula="of:=[.G10]/[.F10]" office:value-type="float" office:value="3.11270727973648" calcext:value-type="float">
            <text:p><text:s/>3.1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48850" calcext:value-type="float">
            <text:p><text:s text:c="3"/>148,850</text:p>
          </table:table-cell>
          <table:table-cell table:style-name="ce31" table:formula="of:=[.H11]+[.I11]" office:value-type="float" office:value="497975" calcext:value-type="float">
            <text:p><text:s text:c="3"/>497,975</text:p>
          </table:table-cell>
          <table:table-cell table:style-name="ce31" office:value-type="float" office:value="257553" calcext:value-type="float">
            <text:p><text:s text:c="3"/>257,553</text:p>
          </table:table-cell>
          <table:table-cell table:style-name="ce31" office:value-type="float" office:value="240422" calcext:value-type="float">
            <text:p><text:s text:c="3"/>240,422</text:p>
          </table:table-cell>
          <table:table-cell table:style-name="ce91" table:formula="of:=[.H11]/[.I11]*100" office:value-type="float" office:value="107.12538785968" calcext:value-type="float">
            <text:p><text:s/>107 </text:p>
          </table:table-cell>
          <table:table-cell table:style-name="ce91" table:formula="of:=[.G11]/[.B11]" office:value-type="float" office:value="348.8351159259" calcext:value-type="float">
            <text:p><text:s/>349 </text:p>
          </table:table-cell>
          <table:table-cell table:style-name="ce98" table:formula="of:=[.G11]/[.F11]" office:value-type="float" office:value="3.34548202888814" calcext:value-type="float">
            <text:p><text:s/>3.35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591" calcext:value-type="float">
            <text:p><text:s text:c="3"/>4,591</text:p>
          </table:table-cell>
          <table:table-cell table:style-name="ce31" office:value-type="float" office:value="164049" calcext:value-type="float">
            <text:p><text:s text:c="3"/>164,049</text:p>
          </table:table-cell>
          <table:table-cell table:style-name="ce31" table:formula="of:=[.H12]+[.I12]" office:value-type="float" office:value="559920" calcext:value-type="float">
            <text:p><text:s text:c="3"/>559,920</text:p>
          </table:table-cell>
          <table:table-cell table:style-name="ce31" office:value-type="float" office:value="292234" calcext:value-type="float">
            <text:p><text:s text:c="3"/>292,234</text:p>
          </table:table-cell>
          <table:table-cell table:style-name="ce31" office:value-type="float" office:value="267686" calcext:value-type="float">
            <text:p><text:s text:c="3"/>267,686</text:p>
          </table:table-cell>
          <table:table-cell table:style-name="ce91" table:formula="of:=[.H12]/[.I12]*100" office:value-type="float" office:value="109.170445970279" calcext:value-type="float">
            <text:p><text:s/>109 </text:p>
          </table:table-cell>
          <table:table-cell table:style-name="ce91" table:formula="of:=[.G12]/[.B12]" office:value-type="float" office:value="307.595130930368" calcext:value-type="float">
            <text:p><text:s/>308 </text:p>
          </table:table-cell>
          <table:table-cell table:style-name="ce98" table:formula="of:=[.G12]/[.F12]" office:value-type="float" office:value="3.41312656584313" calcext:value-type="float">
            <text:p><text:s/>3.4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0" calcext:value-type="float">
            <text:p><text:s text:c="3"/>7,730</text:p>
          </table:table-cell>
          <table:table-cell table:style-name="ce31" office:value-type="float" office:value="444966" calcext:value-type="float">
            <text:p><text:s text:c="3"/>444,966</text:p>
          </table:table-cell>
          <table:table-cell table:style-name="ce31" table:formula="of:=[.H13]+[.I13]" office:value-type="float" office:value="1552711" calcext:value-type="float">
            <text:p><text:s text:c="3"/>1,552,711</text:p>
          </table:table-cell>
          <table:table-cell table:style-name="ce31" office:value-type="float" office:value="789918" calcext:value-type="float">
            <text:p><text:s text:c="3"/>789,918</text:p>
          </table:table-cell>
          <table:table-cell table:style-name="ce31" office:value-type="float" office:value="762793" calcext:value-type="float">
            <text:p><text:s text:c="3"/>762,793</text:p>
          </table:table-cell>
          <table:table-cell table:style-name="ce91" table:formula="of:=[.H13]/[.I13]*100" office:value-type="float" office:value="103.556010608383" calcext:value-type="float">
            <text:p><text:s/>104 </text:p>
          </table:table-cell>
          <table:table-cell table:style-name="ce91" table:formula="of:=[.G13]/[.B13]" office:value-type="float" office:value="756.876820888346" calcext:value-type="float">
            <text:p><text:s/>757 </text:p>
          </table:table-cell>
          <table:table-cell table:style-name="ce98" table:formula="of:=[.G13]/[.F13]" office:value-type="float" office:value="3.48950481609831" calcext:value-type="float">
            <text:p><text:s/>3.4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8" calcext:value-type="float">
            <text:p><text:s text:c="3"/>9,048</text:p>
          </table:table-cell>
          <table:table-cell table:style-name="ce31" office:value-type="float" office:value="349427" calcext:value-type="float">
            <text:p><text:s text:c="3"/>349,427</text:p>
          </table:table-cell>
          <table:table-cell table:style-name="ce31" table:formula="of:=[.H14]+[.I14]" office:value-type="float" office:value="1313669" calcext:value-type="float">
            <text:p><text:s text:c="3"/>1,313,669</text:p>
          </table:table-cell>
          <table:table-cell table:style-name="ce31" office:value-type="float" office:value="677122" calcext:value-type="float">
            <text:p><text:s text:c="3"/>677,122</text:p>
          </table:table-cell>
          <table:table-cell table:style-name="ce31" office:value-type="float" office:value="636547" calcext:value-type="float">
            <text:p><text:s text:c="3"/>636,547</text:p>
          </table:table-cell>
          <table:table-cell table:style-name="ce91" table:formula="of:=[.H14]/[.I14]*100" office:value-type="float" office:value="106.374234738362" calcext:value-type="float">
            <text:p><text:s/>106 </text:p>
          </table:table-cell>
          <table:table-cell table:style-name="ce91" table:formula="of:=[.G14]/[.B14]" office:value-type="float" office:value="1222.70466382972" calcext:value-type="float">
            <text:p><text:s/>1,223 </text:p>
          </table:table-cell>
          <table:table-cell table:style-name="ce98" table:formula="of:=[.G14]/[.F14]" office:value-type="float" office:value="3.75949483010758" calcext:value-type="float">
            <text:p><text:s/>3.7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3" calcext:value-type="float">
            <text:p><text:s text:c="3"/>4,253</text:p>
          </table:table-cell>
          <table:table-cell table:style-name="ce31" office:value-type="float" office:value="164886" calcext:value-type="float">
            <text:p><text:s text:c="3"/>164,886</text:p>
          </table:table-cell>
          <table:table-cell table:style-name="ce31" table:formula="of:=[.H15]+[.I15]" office:value-type="float" office:value="533170" calcext:value-type="float">
            <text:p><text:s text:c="3"/>533,170</text:p>
          </table:table-cell>
          <table:table-cell table:style-name="ce31" office:value-type="float" office:value="275914" calcext:value-type="float">
            <text:p><text:s text:c="3"/>275,914</text:p>
          </table:table-cell>
          <table:table-cell table:style-name="ce31" office:value-type="float" office:value="257256" calcext:value-type="float">
            <text:p><text:s text:c="3"/>257,256</text:p>
          </table:table-cell>
          <table:table-cell table:style-name="ce91" table:formula="of:=[.H15]/[.I15]*100" office:value-type="float" office:value="107.2526977019" calcext:value-type="float">
            <text:p><text:s/>107 </text:p>
          </table:table-cell>
          <table:table-cell table:style-name="ce91" table:formula="of:=[.G15]/[.B15]" office:value-type="float" office:value="129.837649971898" calcext:value-type="float">
            <text:p><text:s/>130 </text:p>
          </table:table-cell>
          <table:table-cell table:style-name="ce98" table:formula="of:=[.G15]/[.F15]" office:value-type="float" office:value="3.23356743446988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31" office:value-type="float" office:value="220143" calcext:value-type="float">
            <text:p><text:s text:c="3"/>220,143</text:p>
          </table:table-cell>
          <table:table-cell table:style-name="ce31" table:formula="of:=[.H16]+[.I16]" office:value-type="float" office:value="725491" calcext:value-type="float">
            <text:p><text:s text:c="3"/>725,491</text:p>
          </table:table-cell>
          <table:table-cell table:style-name="ce31" office:value-type="float" office:value="380752" calcext:value-type="float">
            <text:p><text:s text:c="3"/>380,752</text:p>
          </table:table-cell>
          <table:table-cell table:style-name="ce31" office:value-type="float" office:value="344739" calcext:value-type="float">
            <text:p><text:s text:c="3"/>344,739</text:p>
          </table:table-cell>
          <table:table-cell table:style-name="ce91" table:formula="of:=[.H16]/[.I16]*100" office:value-type="float" office:value="110.446453693954" calcext:value-type="float">
            <text:p><text:s/>110 </text:p>
          </table:table-cell>
          <table:table-cell table:style-name="ce91" table:formula="of:=[.G16]/[.B16]" office:value-type="float" office:value="562.033372878869" calcext:value-type="float">
            <text:p><text:s/>562 </text:p>
          </table:table-cell>
          <table:table-cell table:style-name="ce98" table:formula="of:=[.G16]/[.F16]" office:value-type="float" office:value="3.29554425986745" calcext:value-type="float">
            <text:p><text:s/>3.3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69624" calcext:value-type="float">
            <text:p><text:s text:c="3"/>169,624</text:p>
          </table:table-cell>
          <table:table-cell table:style-name="ce31" table:formula="of:=[.H17]+[.I17]" office:value-type="float" office:value="549828" calcext:value-type="float">
            <text:p><text:s text:c="3"/>549,828</text:p>
          </table:table-cell>
          <table:table-cell table:style-name="ce31" office:value-type="float" office:value="288253" calcext:value-type="float">
            <text:p><text:s text:c="3"/>288,253</text:p>
          </table:table-cell>
          <table:table-cell table:style-name="ce31" office:value-type="float" office:value="261575" calcext:value-type="float">
            <text:p><text:s text:c="3"/>261,575</text:p>
          </table:table-cell>
          <table:table-cell table:style-name="ce91" table:formula="of:=[.H17]/[.I17]*100" office:value-type="float" office:value="110.198986906241" calcext:value-type="float">
            <text:p><text:s/>110 </text:p>
          </table:table-cell>
          <table:table-cell table:style-name="ce91" table:formula="of:=[.G17]/[.B17]" office:value-type="float" office:value="289.128268500138" calcext:value-type="float">
            <text:p><text:s/>289 </text:p>
          </table:table-cell>
          <table:table-cell table:style-name="ce98" table:formula="of:=[.G17]/[.F17]" office:value-type="float" office:value="3.24145168136584" calcext:value-type="float">
            <text:p><text:s/>3.2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32" calcext:value-type="float">
            <text:p><text:s text:c="3"/>9,732</text:p>
          </table:table-cell>
          <table:table-cell table:style-name="ce31" office:value-type="float" office:value="354576" calcext:value-type="float">
            <text:p><text:s text:c="3"/>354,576</text:p>
          </table:table-cell>
          <table:table-cell table:style-name="ce31" table:formula="of:=[.H18]+[.I18]" office:value-type="float" office:value="1104906" calcext:value-type="float">
            <text:p><text:s text:c="3"/>1,104,906</text:p>
          </table:table-cell>
          <table:table-cell table:style-name="ce31" office:value-type="float" office:value="566726" calcext:value-type="float">
            <text:p><text:s text:c="3"/>566,726</text:p>
          </table:table-cell>
          <table:table-cell table:style-name="ce31" office:value-type="float" office:value="538180" calcext:value-type="float">
            <text:p><text:s text:c="3"/>538,180</text:p>
          </table:table-cell>
          <table:table-cell table:style-name="ce91" table:formula="of:=[.H18]/[.I18]*100" office:value-type="float" office:value="105.30417332491" calcext:value-type="float">
            <text:p><text:s/>105 </text:p>
          </table:table-cell>
          <table:table-cell table:style-name="ce91" table:formula="of:=[.G18]/[.B18]" office:value-type="float" office:value="548.066413443403" calcext:value-type="float">
            <text:p><text:s/>548 </text:p>
          </table:table-cell>
          <table:table-cell table:style-name="ce98" table:formula="of:=[.G18]/[.F18]" office:value-type="float" office:value="3.11613307161229" calcext:value-type="float">
            <text:p><text:s/>3.1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3" calcext:value-type="float">
            <text:p><text:s text:c="3"/>9,353</text:p>
          </table:table-cell>
          <table:table-cell table:style-name="ce31" office:value-type="float" office:value="416111" calcext:value-type="float">
            <text:p><text:s text:c="3"/>416,111</text:p>
          </table:table-cell>
          <table:table-cell table:style-name="ce31" table:formula="of:=[.H19]+[.I19]" office:value-type="float" office:value="1243463" calcext:value-type="float">
            <text:p><text:s text:c="3"/>1,243,463</text:p>
          </table:table-cell>
          <table:table-cell table:style-name="ce31" office:value-type="float" office:value="640089" calcext:value-type="float">
            <text:p><text:s text:c="3"/>640,089</text:p>
          </table:table-cell>
          <table:table-cell table:style-name="ce31" office:value-type="float" office:value="603374" calcext:value-type="float">
            <text:p><text:s text:c="3"/>603,374</text:p>
          </table:table-cell>
          <table:table-cell table:style-name="ce91" table:formula="of:=[.H19]/[.I19]*100" office:value-type="float" office:value="106.08494897029" calcext:value-type="float">
            <text:p><text:s/>106 </text:p>
          </table:table-cell>
          <table:table-cell table:style-name="ce91" table:formula="of:=[.G19]/[.B19]" office:value-type="float" office:value="445.258852947555" calcext:value-type="float">
            <text:p><text:s/>445 </text:p>
          </table:table-cell>
          <table:table-cell table:style-name="ce98" table:formula="of:=[.G19]/[.F19]" office:value-type="float" office:value="2.98829639206846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7643" calcext:value-type="float">
            <text:p><text:s text:c="3"/>267,643</text:p>
          </table:table-cell>
          <table:table-cell table:style-name="ce31" table:formula="of:=[.H20]+[.I20]" office:value-type="float" office:value="887914" calcext:value-type="float">
            <text:p><text:s text:c="3"/>887,914</text:p>
          </table:table-cell>
          <table:table-cell table:style-name="ce31" office:value-type="float" office:value="458805" calcext:value-type="float">
            <text:p><text:s text:c="3"/>458,805</text:p>
          </table:table-cell>
          <table:table-cell table:style-name="ce31" office:value-type="float" office:value="429109" calcext:value-type="float">
            <text:p><text:s text:c="3"/>429,109</text:p>
          </table:table-cell>
          <table:table-cell table:style-name="ce91" table:formula="of:=[.H20]/[.I20]*100" office:value-type="float" office:value="106.920386195582" calcext:value-type="float">
            <text:p><text:s/>107 </text:p>
          </table:table-cell>
          <table:table-cell table:style-name="ce91" table:formula="of:=[.G20]/[.B20]" office:value-type="float" office:value="319.89980689943" calcext:value-type="float">
            <text:p><text:s/>320 </text:p>
          </table:table-cell>
          <table:table-cell table:style-name="ce98" table:formula="of:=[.G20]/[.F20]" office:value-type="float" office:value="3.31753118893451" calcext:value-type="float">
            <text:p><text:s/>3.3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005" calcext:value-type="float">
            <text:p><text:s text:c="3"/>78,005</text:p>
          </table:table-cell>
          <table:table-cell table:style-name="ce31" table:formula="of:=[.H21]+[.I21]" office:value-type="float" office:value="233176" calcext:value-type="float">
            <text:p><text:s text:c="3"/>233,176</text:p>
          </table:table-cell>
          <table:table-cell table:style-name="ce31" office:value-type="float" office:value="122846" calcext:value-type="float">
            <text:p><text:s text:c="3"/>122,846</text:p>
          </table:table-cell>
          <table:table-cell table:style-name="ce31" office:value-type="float" office:value="110330" calcext:value-type="float">
            <text:p><text:s text:c="3"/>110,330</text:p>
          </table:table-cell>
          <table:table-cell table:style-name="ce91" table:formula="of:=[.H21]/[.I21]*100" office:value-type="float" office:value="111.344149370072" calcext:value-type="float">
            <text:p><text:s/>111 </text:p>
          </table:table-cell>
          <table:table-cell table:style-name="ce91" table:formula="of:=[.G21]/[.B21]" office:value-type="float" office:value="66.3326442031506" calcext:value-type="float">
            <text:p><text:s/>66 </text:p>
          </table:table-cell>
          <table:table-cell table:style-name="ce98" table:formula="of:=[.G21]/[.F21]" office:value-type="float" office:value="2.98924427921287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7280" calcext:value-type="float">
            <text:p><text:s text:c="3"/>117,280</text:p>
          </table:table-cell>
          <table:table-cell table:style-name="ce31" table:formula="of:=[.H22]+[.I22]" office:value-type="float" office:value="342898" calcext:value-type="float">
            <text:p><text:s text:c="3"/>342,898</text:p>
          </table:table-cell>
          <table:table-cell table:style-name="ce31" office:value-type="float" office:value="177999" calcext:value-type="float">
            <text:p><text:s text:c="3"/>177,999</text:p>
          </table:table-cell>
          <table:table-cell table:style-name="ce31" office:value-type="float" office:value="164899" calcext:value-type="float">
            <text:p><text:s text:c="3"/>164,899</text:p>
          </table:table-cell>
          <table:table-cell table:style-name="ce91" table:formula="of:=[.H22]/[.I22]*100" office:value-type="float" office:value="107.944256787488" calcext:value-type="float">
            <text:p><text:s/>108 </text:p>
          </table:table-cell>
          <table:table-cell table:style-name="ce91" table:formula="of:=[.G22]/[.B22]" office:value-type="float" office:value="74.0829016918698" calcext:value-type="float">
            <text:p><text:s/>74 </text:p>
          </table:table-cell>
          <table:table-cell table:style-name="ce98" table:formula="of:=[.G22]/[.F22]" office:value-type="float" office:value="2.9237551159618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0658" calcext:value-type="float">
            <text:p><text:s text:c="3"/>30,658</text:p>
          </table:table-cell>
          <table:table-cell table:style-name="ce31" table:formula="of:=[.H23]+[.I23]" office:value-type="float" office:value="92415" calcext:value-type="float">
            <text:p><text:s text:c="3"/>92,415</text:p>
          </table:table-cell>
          <table:table-cell table:style-name="ce31" office:value-type="float" office:value="47704" calcext:value-type="float">
            <text:p><text:s text:c="3"/>47,704</text:p>
          </table:table-cell>
          <table:table-cell table:style-name="ce31" office:value-type="float" office:value="44711" calcext:value-type="float">
            <text:p><text:s text:c="3"/>44,711</text:p>
          </table:table-cell>
          <table:table-cell table:style-name="ce91" table:formula="of:=[.H23]/[.I23]*100" office:value-type="float" office:value="106.69410212252" calcext:value-type="float">
            <text:p><text:s/>107 </text:p>
          </table:table-cell>
          <table:table-cell table:style-name="ce91" table:formula="of:=[.G23]/[.B23]" office:value-type="float" office:value="728.45667135147" calcext:value-type="float">
            <text:p><text:s/>728 </text:p>
          </table:table-cell>
          <table:table-cell table:style-name="ce98" table:formula="of:=[.G23]/[.F23]" office:value-type="float" office:value="3.01438449996738" calcext:value-type="float">
            <text:p><text:s/>3.0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2826" calcext:value-type="float">
            <text:p><text:s text:c="3"/>142,826</text:p>
          </table:table-cell>
          <table:table-cell table:style-name="ce31" table:formula="of:=[.H24]+[.I24]" office:value-type="float" office:value="389730" calcext:value-type="float">
            <text:p><text:s text:c="3"/>389,730</text:p>
          </table:table-cell>
          <table:table-cell table:style-name="ce31" office:value-type="float" office:value="197346" calcext:value-type="float">
            <text:p><text:s text:c="3"/>197,346</text:p>
          </table:table-cell>
          <table:table-cell table:style-name="ce31" office:value-type="float" office:value="192384" calcext:value-type="float">
            <text:p><text:s text:c="3"/>192,384</text:p>
          </table:table-cell>
          <table:table-cell table:style-name="ce91" table:formula="of:=[.H24]/[.I24]*100" office:value-type="float" office:value="102.579216566866" calcext:value-type="float">
            <text:p><text:s/>103 </text:p>
          </table:table-cell>
          <table:table-cell table:style-name="ce91" table:formula="of:=[.G24]/[.B24]" office:value-type="float" office:value="2935.62239518405" calcext:value-type="float">
            <text:p><text:s/>2,936 </text:p>
          </table:table-cell>
          <table:table-cell table:style-name="ce98" table:formula="of:=[.G24]/[.F24]" office:value-type="float" office:value="2.72870485765897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1149" calcext:value-type="float">
            <text:p><text:s text:c="3"/>131,149</text:p>
          </table:table-cell>
          <table:table-cell table:style-name="ce31" table:formula="of:=[.H25]+[.I25]" office:value-type="float" office:value="401108" calcext:value-type="float">
            <text:p><text:s text:c="3"/>401,108</text:p>
          </table:table-cell>
          <table:table-cell table:style-name="ce31" office:value-type="float" office:value="200527" calcext:value-type="float">
            <text:p><text:s text:c="3"/>200,527</text:p>
          </table:table-cell>
          <table:table-cell table:style-name="ce31" office:value-type="float" office:value="200581" calcext:value-type="float">
            <text:p><text:s text:c="3"/>200,581</text:p>
          </table:table-cell>
          <table:table-cell table:style-name="ce91" table:formula="of:=[.H25]/[.I25]*100" office:value-type="float" office:value="99.9730782078063" calcext:value-type="float">
            <text:p><text:s/>100 </text:p>
          </table:table-cell>
          <table:table-cell table:style-name="ce91" table:formula="of:=[.G25]/[.B25]" office:value-type="float" office:value="3851.1568602224" calcext:value-type="float">
            <text:p><text:s/>3,851 </text:p>
          </table:table-cell>
          <table:table-cell table:style-name="ce98" table:formula="of:=[.G25]/[.F25]" office:value-type="float" office:value="3.05841447513896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199" calcext:value-type="float">
            <text:p><text:s text:c="3"/>5,199</text:p>
          </table:table-cell>
          <table:table-cell table:style-name="ce31" office:value-type="float" office:value="363820" calcext:value-type="float">
            <text:p><text:s text:c="3"/>363,820</text:p>
          </table:table-cell>
          <table:table-cell table:style-name="ce31" table:formula="of:=[.H26]+[.I26]" office:value-type="float" office:value="1059821" calcext:value-type="float">
            <text:p><text:s text:c="3"/>1,059,821</text:p>
          </table:table-cell>
          <table:table-cell table:style-name="ce31" office:value-type="float" office:value="517463" calcext:value-type="float">
            <text:p><text:s text:c="3"/>517,463</text:p>
          </table:table-cell>
          <table:table-cell table:style-name="ce31" office:value-type="float" office:value="542358" calcext:value-type="float">
            <text:p><text:s text:c="3"/>542,358</text:p>
          </table:table-cell>
          <table:table-cell table:style-name="ce91" table:formula="of:=[.H26]/[.I26]*100" office:value-type="float" office:value="95.4098584329908" calcext:value-type="float">
            <text:p><text:s/>95 </text:p>
          </table:table-cell>
          <table:table-cell table:style-name="ce91" table:formula="of:=[.G26]/[.B26]" office:value-type="float" office:value="6485.03661605036" calcext:value-type="float">
            <text:p><text:s/>6,485 </text:p>
          </table:table-cell>
          <table:table-cell table:style-name="ce98" table:formula="of:=[.G26]/[.F26]" office:value-type="float" office:value="2.91303666648343" calcext:value-type="float">
            <text:p><text:s/>2.9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1631" calcext:value-type="float">
            <text:p><text:s text:c="3"/>91,631</text:p>
          </table:table-cell>
          <table:table-cell table:style-name="ce31" table:formula="of:=[.H27]+[.I27]" office:value-type="float" office:value="273486" calcext:value-type="float">
            <text:p><text:s text:c="3"/>273,486</text:p>
          </table:table-cell>
          <table:table-cell table:style-name="ce31" office:value-type="float" office:value="135245" calcext:value-type="float">
            <text:p><text:s text:c="3"/>135,245</text:p>
          </table:table-cell>
          <table:table-cell table:style-name="ce31" office:value-type="float" office:value="138241" calcext:value-type="float">
            <text:p><text:s text:c="3"/>138,241</text:p>
          </table:table-cell>
          <table:table-cell table:style-name="ce91" table:formula="of:=[.H27]/[.I27]*100" office:value-type="float" office:value="97.8327703069278" calcext:value-type="float">
            <text:p><text:s/>98 </text:p>
          </table:table-cell>
          <table:table-cell table:style-name="ce91" table:formula="of:=[.G27]/[.B27]" office:value-type="float" office:value="4556.15604008956" calcext:value-type="float">
            <text:p><text:s/>4,556 </text:p>
          </table:table-cell>
          <table:table-cell table:style-name="ce98" table:formula="of:=[.G27]/[.F27]" office:value-type="float" office:value="2.98464493457454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58463" calcext:value-type="float">
            <text:p><text:s text:c="3"/>258,463</text:p>
          </table:table-cell>
          <table:table-cell table:style-name="ce31" table:formula="of:=[.H28]+[.I28]" office:value-type="float" office:value="766292" calcext:value-type="float">
            <text:p><text:s text:c="3"/>766,292</text:p>
          </table:table-cell>
          <table:table-cell table:style-name="ce31" office:value-type="float" office:value="380829" calcext:value-type="float">
            <text:p><text:s text:c="3"/>380,829</text:p>
          </table:table-cell>
          <table:table-cell table:style-name="ce31" office:value-type="float" office:value="385463" calcext:value-type="float">
            <text:p><text:s text:c="3"/>385,463</text:p>
          </table:table-cell>
          <table:table-cell table:style-name="ce91" table:formula="of:=[.H28]/[.I28]*100" office:value-type="float" office:value="98.7978093876714" calcext:value-type="float">
            <text:p><text:s/>99 </text:p>
          </table:table-cell>
          <table:table-cell table:style-name="ce91" table:formula="of:=[.G28]/[.B28]" office:value-type="float" office:value="4362.71674326029" calcext:value-type="float">
            <text:p><text:s/>4,363 </text:p>
          </table:table-cell>
          <table:table-cell table:style-name="ce98" table:formula="of:=[.G28]/[.F28]" office:value-type="float" office:value="2.9648034728375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86" calcext:value-type="float">
            <text:p><text:s text:c="3"/>9,486</text:p>
          </table:table-cell>
          <table:table-cell table:style-name="ce28" office:value-type="float" office:value="949432" calcext:value-type="float">
            <text:p><text:s text:c="3"/>949,432</text:p>
          </table:table-cell>
          <table:table-cell table:style-name="ce28" table:formula="of:=[.H29]+[.I29]" office:value-type="float" office:value="2630966" calcext:value-type="float">
            <text:p><text:s text:c="3"/>2,630,966</text:p>
          </table:table-cell>
          <table:table-cell table:style-name="ce28" office:value-type="float" office:value="1277234" calcext:value-type="float">
            <text:p><text:s text:c="3"/>1,277,234</text:p>
          </table:table-cell>
          <table:table-cell table:style-name="ce28" office:value-type="float" office:value="1353732" calcext:value-type="float">
            <text:p><text:s text:c="3"/>1,353,732</text:p>
          </table:table-cell>
          <table:table-cell table:style-name="ce90" table:formula="of:=[.H29]/[.I29]*100" office:value-type="float" office:value="94.3491030720999" calcext:value-type="float">
            <text:p><text:s/>94 </text:p>
          </table:table-cell>
          <table:table-cell table:style-name="ce90" table:formula="of:=[.G29]/[.B29]" office:value-type="float" office:value="9679.79729190283" calcext:value-type="float">
            <text:p><text:s/>9,680 </text:p>
          </table:table-cell>
          <table:table-cell table:style-name="ce97" table:formula="of:=[.G29]/[.F29]" office:value-type="float" office:value="2.77109471768384" calcext:value-type="float">
            <text:p><text:s/>2.77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19" calcext:value-type="float">
            <text:p><text:s text:c="3"/>8,419</text:p>
          </table:table-cell>
          <table:table-cell table:style-name="ce28" office:value-type="float" office:value="563685" calcext:value-type="float">
            <text:p><text:s text:c="3"/>563,685</text:p>
          </table:table-cell>
          <table:table-cell table:style-name="ce28" table:formula="of:=[.H30]+[.I30]" office:value-type="float" office:value="1522343" calcext:value-type="float">
            <text:p><text:s text:c="3"/>1,522,343</text:p>
          </table:table-cell>
          <table:table-cell table:style-name="ce28" office:value-type="float" office:value="756938" calcext:value-type="float">
            <text:p><text:s text:c="3"/>756,938</text:p>
          </table:table-cell>
          <table:table-cell table:style-name="ce28" office:value-type="float" office:value="765405" calcext:value-type="float">
            <text:p><text:s text:c="3"/>765,405</text:p>
          </table:table-cell>
          <table:table-cell table:style-name="ce90" table:formula="of:=[.H30]/[.I30]*100" office:value-type="float" office:value="98.8937882558907" calcext:value-type="float">
            <text:p><text:s/>99 </text:p>
          </table:table-cell>
          <table:table-cell table:style-name="ce90" table:formula="of:=[.G30]/[.B30]" office:value-type="float" office:value="9911.55829671592" calcext:value-type="float">
            <text:p><text:s/>9,912 </text:p>
          </table:table-cell>
          <table:table-cell table:style-name="ce97" table:formula="of:=[.G30]/[.F30]" office:value-type="float" office:value="2.70069808492332" calcext:value-type="float">
            <text:p><text:s/>2.70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453" calcext:value-type="float">
            <text:p><text:s text:c="3"/>31,453</text:p>
          </table:table-cell>
          <table:table-cell table:style-name="ce28" table:formula="of:=[.H31]+[.I31]" office:value-type="float" office:value="92754" calcext:value-type="float">
            <text:p><text:s text:c="3"/>92,754</text:p>
          </table:table-cell>
          <table:table-cell table:style-name="ce28" office:value-type="float" office:value="49893" calcext:value-type="float">
            <text:p><text:s text:c="3"/>49,893</text:p>
          </table:table-cell>
          <table:table-cell table:style-name="ce28" office:value-type="float" office:value="42861" calcext:value-type="float">
            <text:p><text:s text:c="3"/>42,861</text:p>
          </table:table-cell>
          <table:table-cell table:style-name="ce90" table:formula="of:=[.H31]/[.I31]*100" office:value-type="float" office:value="116.406523412893" calcext:value-type="float">
            <text:p><text:s/>116 </text:p>
          </table:table-cell>
          <table:table-cell table:style-name="ce90" table:formula="of:=[.G31]/[.B31]" office:value-type="float" office:value="513.997872057454" calcext:value-type="float">
            <text:p><text:s/>514 </text:p>
          </table:table-cell>
          <table:table-cell table:style-name="ce97" table:formula="of:=[.G31]/[.F31]" office:value-type="float" office:value="2.94897148125775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520" calcext:value-type="float">
            <text:p><text:s text:c="3"/>29,520</text:p>
          </table:table-cell>
          <table:table-cell table:style-name="ce31" table:formula="of:=[.H32]+[.I32]" office:value-type="float" office:value="82768" calcext:value-type="float">
            <text:p><text:s text:c="3"/>82,768</text:p>
          </table:table-cell>
          <table:table-cell table:style-name="ce31" office:value-type="float" office:value="44058" calcext:value-type="float">
            <text:p><text:s text:c="3"/>44,058</text:p>
          </table:table-cell>
          <table:table-cell table:style-name="ce31" office:value-type="float" office:value="38710" calcext:value-type="float">
            <text:p><text:s text:c="3"/>38,710</text:p>
          </table:table-cell>
          <table:table-cell table:style-name="ce91" table:formula="of:=[.H32]/[.I32]*100" office:value-type="float" office:value="113.815551537071" calcext:value-type="float">
            <text:p><text:s/>114 </text:p>
          </table:table-cell>
          <table:table-cell table:style-name="ce91" table:formula="of:=[.G32]/[.B32]" office:value-type="float" office:value="545.761460146648" calcext:value-type="float">
            <text:p><text:s/>546 </text:p>
          </table:table-cell>
          <table:table-cell table:style-name="ce98" table:formula="of:=[.G32]/[.F32]" office:value-type="float" office:value="2.80379403794038" calcext:value-type="float">
            <text:p><text:s/>2.80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33" calcext:value-type="float">
            <text:p><text:s text:c="3"/>1,933</text:p>
          </table:table-cell>
          <table:table-cell table:style-name="ce31" table:formula="of:=[.H33]+[.I33]" office:value-type="float" office:value="9986" calcext:value-type="float">
            <text:p><text:s text:c="3"/>9,986</text:p>
          </table:table-cell>
          <table:table-cell table:style-name="ce31" office:value-type="float" office:value="5835" calcext:value-type="float">
            <text:p><text:s text:c="3"/>5,835</text:p>
          </table:table-cell>
          <table:table-cell table:style-name="ce31" office:value-type="float" office:value="4151" calcext:value-type="float">
            <text:p><text:s text:c="3"/>4,151</text:p>
          </table:table-cell>
          <table:table-cell table:style-name="ce92" table:formula="of:=[.H33]/[.I33]*100" office:value-type="float" office:value="140.568537701759" calcext:value-type="float">
            <text:p><text:s/>141 </text:p>
          </table:table-cell>
          <table:table-cell table:style-name="ce91" table:formula="of:=[.G33]/[.B33]" office:value-type="float" office:value="346.736111111111" calcext:value-type="float">
            <text:p><text:s/>347 </text:p>
          </table:table-cell>
          <table:table-cell table:style-name="ce98" table:formula="of:=[.G33]/[.F33]" office:value-type="float" office:value="5.16606311433006" calcext:value-type="float">
            <text:p><text:s/>5.17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5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7:06:26</meta:creation-date>
    <dc:creator>MOI</dc:creator>
    <dc:date>2008-05-06T17:06:57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